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fo:color="#000000" loext:opacity="100%" fo:font-size="10pt" fo:font-weight="normal" officeooo:paragraph-rsid="0016f7d5" style:font-size-asian="10pt" style:font-weight-asian="normal" style:font-size-complex="10pt" style:font-weight-complex="normal"/>
    </style:style>
    <style:style style:name="P2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3" style:family="paragraph" style:parent-style-name="n3">
      <style:paragraph-properties fo:margin-left="0cm" fo:margin-right="0cm" fo:margin-top="0cm" fo:margin-bottom="0.319cm" style:contextual-spacing="false" fo:text-indent="0cm" style:auto-text-indent="false"/>
      <style:text-properties officeooo:paragraph-rsid="001b3141"/>
    </style:style>
    <style:style style:name="P4" style:family="paragraph" style:parent-style-name="n3">
      <loext:graphic-properties draw:fill="none"/>
      <style:paragraph-properties fo:margin-left="0cm" fo:margin-right="0cm" fo:margin-top="0cm" fo:margin-bottom="0.319cm" style:contextual-spacing="false" fo:orphans="2" fo:widows="2" fo:hyphenation-ladder-count="no-limit" fo:text-indent="0cm" style:auto-text-indent="false" fo:background-color="transparent" style:writing-mode="lr-tb"/>
      <style:text-properties fo:color="#3342b5" loext:opacity="100%" style:font-name="Arial1" fo:font-size="14pt" fo:language="gl" fo:country="ES" fo:font-weight="bold" officeooo:rsid="001972ba" officeooo:paragraph-rsid="001b3141" style:letter-kerning="false" style:font-name-asian="Times New Roman1" style:font-size-asian="14pt" style:language-asian="es" style:country-asian="ES" style:font-weight-asian="bold" style:font-name-complex="Arial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P5" style:family="paragraph" style:parent-style-name="p1">
      <loext:graphic-properties draw:fill="none"/>
      <style:paragraph-properties fo:margin-left="0cm" fo:margin-right="0cm" fo:margin-top="0cm" fo:margin-bottom="0.319cm" style:contextual-spacing="false" fo:orphans="2" fo:widows="2" fo:hyphenation-ladder-count="no-limit" fo:text-indent="0cm" style:auto-text-indent="false" fo:background-color="transparent" style:writing-mode="lr-tb"/>
      <style:text-properties fo:color="#000000" loext:opacity="100%" style:font-name="Arial3" fo:font-size="10pt" fo:font-weight="normal" officeooo:rsid="001972ba" officeooo:paragraph-rsid="001972ba" style:font-name-asian="Times New Roman1" style:font-size-asian="10pt" style:font-weight-asian="normal" style:font-name-complex="Arial" style:font-size-complex="10pt" style:font-weight-complex="normal" fo:hyphenate="false" fo:hyphenation-remain-char-count="2" fo:hyphenation-push-char-count="2" loext:hyphenation-no-caps="false"/>
    </style:style>
    <style:style style:name="P6" style:family="paragraph" style:parent-style-name="p1" style:list-style-name="L1" style:master-page-name="">
      <loext:graphic-properties draw:fill="none"/>
      <style:paragraph-properties fo:orphans="2" fo:widows="2" fo:hyphenation-ladder-count="no-limit" style:page-number="auto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7" style:family="paragraph" style:parent-style-name="p1" style:list-style-name="L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/>
    </style:style>
    <style:style style:name="P8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style:font-name="Arial2" fo:font-size="10pt" officeooo:paragraph-rsid="00140e22" style:font-size-asian="10pt" style:font-size-complex="10pt" fo:hyphenate="false" fo:hyphenation-remain-char-count="2" fo:hyphenation-push-char-count="2" loext:hyphenation-no-caps="false"/>
    </style:style>
    <style:style style:name="P9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/>
    </style:style>
    <style:style style:name="P10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d0508" style:font-size-asian="10pt" style:font-size-complex="10pt" fo:hyphenate="false" fo:hyphenation-remain-char-count="2" fo:hyphenation-push-char-count="2" loext:hyphenation-no-caps="false"/>
    </style:style>
    <style:style style:name="P11" style:family="paragraph" style:parent-style-name="p1" style:list-style-name="L2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paragraph-rsid="001cc6bc" style:font-size-asian="10pt" style:font-size-complex="10pt" fo:hyphenate="false" fo:hyphenation-remain-char-count="2" fo:hyphenation-push-char-count="2" loext:hyphenation-no-caps="false"/>
    </style:style>
    <style:style style:name="P12" style:family="paragraph" style:parent-style-name="p1" style:list-style-name="L1">
      <loext:graphic-properties draw:fill="none"/>
      <style:paragraph-properties fo:margin-top="0.212cm" fo:margin-bottom="0.106cm" style:contextual-spacing="false" fo:text-align="justify" style:justify-single-word="false" fo:orphans="2" fo:widows="2" fo:hyphenation-ladder-count="no-limit" fo:background-color="transparent" style:writing-mode="lr-tb"/>
      <style:text-properties style:font-name="Arial2" fo:font-size="10pt" officeooo:rsid="000835a7" officeooo:paragraph-rsid="001d0508" style:font-size-asian="10pt" style:font-size-complex="10pt" fo:hyphenate="false" fo:hyphenation-remain-char-count="2" fo:hyphenation-push-char-count="2" loext:hyphenation-no-caps="false"/>
    </style:style>
    <style:style style:name="P13" style:family="paragraph" style:parent-style-name="p1" style:list-style-name="L1">
      <loext:graphic-properties draw:fill="none"/>
      <style:paragraph-properties fo:orphans="2" fo:widows="2" fo:hyphenation-ladder-count="no-limit" fo:background-color="transparent" style:writing-mode="lr-tb"/>
      <style:text-properties officeooo:paragraph-rsid="001cc6bc" fo:hyphenate="false" fo:hyphenation-remain-char-count="2" fo:hyphenation-push-char-count="2" loext:hyphenation-no-caps="false"/>
    </style:style>
    <style:style style:name="P14" style:family="paragraph" style:parent-style-name="p1">
      <loext:graphic-properties draw:fill="none"/>
      <style:paragraph-properties fo:orphans="2" fo:widows="2" fo:hyphenation-ladder-count="no-limit" fo:background-color="transparent" style:writing-mode="lr-tb"/>
      <style:text-properties officeooo:paragraph-rsid="001cc6bc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2" fo:font-size="10pt" style:font-size-asian="10pt" style:font-size-complex="10pt"/>
    </style:style>
    <style:style style:name="T3" style:family="text">
      <style:text-properties style:font-name="Arial2" fo:font-size="10pt" officeooo:rsid="001cc6bc" style:font-size-asian="10pt" style:font-size-complex="10pt"/>
    </style:style>
    <style:style style:name="T4" style:family="text">
      <style:text-properties officeooo:rsid="001cc6bc"/>
    </style:style>
    <style:style style:name="T5" style:family="text">
      <style:text-properties style:use-window-font-color="true" loext:opacity="0%" style:font-name="Arial2" fo:font-size="10pt" fo:language="gl" fo:country="ES" officeooo:rsid="001cc6bc" style:letter-kerning="false" style:font-name-asian="Times New Roman1" style:font-size-asian="10pt" style:language-asian="gl" style:country-asian="ES" style:font-name-complex="Times New Roman1" style:font-size-complex="10pt" style:language-complex="ar" style:country-complex="S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Toc439853532"/>Tarefa 1. </text:p>
      <text:p text:style-name="P4">Escribir <text:bookmark-end text:name="_Toc439853532"/>a operación de álxebra relacional para as seguintes consultas</text:p>
      <text:p text:style-name="P5"/>
      <text:p text:style-name="P1">Sobre a base de datos <text:span text:style-name="T1">tendaBD</text:span>:</text:p>
      <text:list xml:id="list2343794338" text:style-name="L1">
        <text:list-item>
          <text:p text:style-name="P6">Mostrar os nomes de todos os provedores.</text:p>
        </text:list-item>
      </text:list>
      <text:p text:style-name="P2"/>
      <text:list xml:id="list102611470361185" text:continue-numbering="true" text:style-name="L1">
        <text:list-item>
          <text:p text:style-name="P13"><text:span text:style-name="T2">Seleccionar o código </text:span><text:span text:style-name="T3">e</text:span><text:span text:style-name="T2"> descrición </text:span><text:span text:style-name="T5">de todos os artigos</text:span><text:span text:style-name="T2">. </text:span></text:p>
        </text:list-item>
      </text:list>
      <text:p text:style-name="P14"><text:span text:style-name="T2"/></text:p>
      <text:list xml:id="list102613417115558" text:continue-numbering="true" text:style-name="L1">
        <text:list-item>
          <text:p text:style-name="P7">Seleccionar o código, descrición e peso dos artigos que pesen máis de 500 gramos. </text:p>
        </text:list-item>
        <text:list-item>
          <text:p text:style-name="P7">Seleccionar o código, descrición e peso dos artigos que pesen máis de 500 gramos <text:span text:style-name="T4">e sexan de cor negra</text:span>. </text:p>
        </text:list-item>
        <text:list-item>
          <text:p text:style-name="P7">Seleccionar o código, descrición e peso dos artigos que pesen máis de 500 gramos <text:span text:style-name="T4">ou sexan de cor negra</text:span>. </text:p>
        </text:list-item>
        <text:list-item>
          <text:p text:style-name="P7">Seleccionar <text:span text:style-name="T4">o</text:span> código, descrición, <text:span text:style-name="T4">prezo de compra e prezo de venda de </text:span>todos os artigos que teñan prezo de venda superior ou igual ao dobre do prezo de compra.</text:p>
        </text:list-item>
        <text:list-item>
          <text:p text:style-name="P9">Seleccionar os artigos de cor negra e mostrar o seu número, nome e peso, así como o nome do provedor.</text:p>
        </text:list-item>
        <text:list-item>
          <text:p text:style-name="P9">Mostrar para cada venda: nome e apelidos do cliente, día, mes, e ano da venda.</text:p>
        </text:list-item>
        <text:list-item>
          <text:p text:style-name="P9">Seleccionar os nomes das provincias nas que temos clientes.</text:p>
        </text:list-item>
        <text:list-item>
          <text:p text:style-name="P9">Seleccionar para cada venda:</text:p>
        </text:list-item>
      </text:list>
      <text:list xml:id="list3463043974" text:style-name="L2">
        <text:list-item>
          <text:list>
            <text:list-item>
              <text:p text:style-name="P11">Datos da venda: identificador e data da venda.</text:p>
            </text:list-item>
            <text:list-item>
              <text:p text:style-name="P11">Datos do cliente: nome <text:span text:style-name="T4">e apelidos</text:span> do cliente </text:p>
            </text:list-item>
            <text:list-item>
              <text:p text:style-name="P11">Datos do empregado: nome <text:span text:style-name="T4">e apelidos</text:span> do empregado</text:p>
            </text:list-item>
          </text:list>
        </text:list-item>
      </text:list>
      <text:list xml:id="list102611846997931" text:continue-list="list102613417115558" text:style-name="L1">
        <text:list-item>
          <text:p text:style-name="P10">Para facer un envío de cartas con información dunha nova campaña por correo postal, seleccionar apelidos, nome, enderezo, código postal e poboación de todos os clientes e de todos os empregados. Na lista hai que diferenciar se a persoa é cliente ou empregado.</text:p>
        </text:list-item>
        <text:list-item>
          <text:p text:style-name="P12">Selecciona o nome e apelidos de clientes e empregados que non residan en España.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1" style:family="paragraph" style:default-outline-level="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n3" style:family="paragraph" style:default-outline-level="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2">
      <text:list-level-style-bullet text:level="1" text:style-name="ListLabel_20_10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7T11:12:09.924000000</meta:creation-date>
    <dc:date>2022-04-06T10:26:11.283000000</dc:date>
    <meta:editing-duration>PT47M48S</meta:editing-duration>
    <meta:editing-cycles>8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8" meta:word-count="259" meta:character-count="1426" meta:non-whitespace-character-count="1194"/>
  </office:meta>
</office:document-meta>
</file>